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6616" draw:textarea-horizontal-align="justify" draw:textarea-vertical-align="middle" draw:auto-grow-height="false" fo:min-height="3.56cm" fo:min-width="45.22cm"/>
    </style:style>
    <style:style style:name="gr2" style:family="graphic" style:parent-style-name="standard">
      <style:graphic-properties draw:fill-color="#c06616" draw:textarea-horizontal-align="justify" draw:textarea-vertical-align="middle" draw:auto-grow-height="false" fo:min-height="3.56cm" fo:min-width="60.46cm"/>
    </style:style>
    <style:style style:name="gr3" style:family="graphic" style:parent-style-name="standard">
      <style:graphic-properties draw:fill-color="#c06616" draw:textarea-horizontal-align="justify" draw:textarea-vertical-align="middle" draw:auto-grow-height="false" fo:min-height="22.61cm" fo:min-width="3.31cm"/>
    </style:style>
    <style:style style:name="gr4" style:family="graphic" style:parent-style-name="standard">
      <style:graphic-properties draw:stroke="none" svg:stroke-color="#000000" draw:fill="none" draw:fill-color="#ffffff" fo:min-height="17.149cm"/>
    </style:style>
    <style:style style:name="gr5" style:family="graphic" style:parent-style-name="standard">
      <style:graphic-properties draw:stroke="dash" draw:stroke-dash="Fine_20_Dotted" svg:stroke-width="1.058cm" svg:stroke-color="#d99116" draw:marker-start-width="1.787cm" draw:marker-end-width="1.787cm" draw:fill="none" draw:fill-color="#ffffff" draw:textarea-horizontal-align="justify" draw:textarea-vertical-align="middle" draw:auto-grow-height="false" fo:min-height="127.274cm" fo:min-width="127.024cm" fo:padding-top="0.654cm" fo:padding-bottom="0.654cm" fo:padding-left="0.779cm" fo:padding-right="0.779cm"/>
    </style:style>
    <style:style style:name="gr6" style:family="graphic" style:parent-style-name="standard">
      <style:graphic-properties draw:stroke="none" draw:fill="none" fo:min-height="66.947cm"/>
    </style:style>
    <style:style style:name="P1" style:family="paragraph">
      <loext:graphic-properties draw:fill-color="#c0661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88a" fo:font-size="300pt" fo:font-style="italic" style:font-size-asian="300pt" style:font-size-complex="300pt"/>
    </style:style>
    <style:style style:name="P4" style:family="paragraph">
      <loext:graphic-properties draw:fill="none" draw:fill-color="#ffffff"/>
      <style:paragraph-properties fo:text-align="center"/>
      <style:text-properties fo:color="#00888a" fo:font-size="200pt" fo:font-style="italic" style:font-size-asian="200pt" style:font-size-complex="20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text-properties style:font-name="Courier New" fo:font-size="170pt" style:font-size-asian="100pt" style:font-size-complex="100pt"/>
    </style:style>
    <style:style style:name="T1" style:family="text">
      <style:text-properties fo:color="#00888a" fo:font-size="300pt" fo:font-style="italic" style:font-size-asian="300pt" style:font-size-complex="300pt"/>
    </style:style>
    <style:style style:name="T2" style:family="text">
      <style:text-properties fo:color="#00888a" fo:font-size="200pt" fo:font-style="italic" style:font-size-asian="200pt" style:font-size-complex="200pt"/>
    </style:style>
    <style:style style:name="T3" style:family="text">
      <style:text-properties style:font-name="Courier New" fo:font-size="170pt" style:font-size-asian="133.100006103516pt" style:font-size-complex="133.1000061035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5.72cm" svg:height="3.81cm" svg:x="106.652cm" svg:y="212.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svg:x="99.032cm" svg:y="239.50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svg:x="106.652cm" svg:y="216.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svg:x="148.562cm" svg:y="216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0.523598775598299) translate (154.415cm 212.05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0.523598775598299) translate (161.149cm 238.96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0.523598775598299) translate (156.32cm 215.35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0.523598775598299) translate (192.615cm 194.40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1.0471975511966) translate (194.591cm 189.05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skewX (-6.41400185858453E-017) rotate (1.0471975511966) translate (213.874cm 208.99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8.55176867374944E-017) rotate (1.0471975511966) translate (197.89cm 190.96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8.55176867374944E-017) rotate (1.0471975511966) translate (218.845cm 154.66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1.5707963267949) translate (216.813cm 148.57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1.5707963267949) translate (243.479cm 156.19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1.5707963267949) translate (220.622cm 148.57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1.5707963267949) translate (220.622cm 106.66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2.0943951023932) translate (217.412cm 101.818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skewX (6.41400185858453E-017) rotate (2.0943951023932) translate (244.315cm 95.08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2.0943951023932) translate (220.71cm 99.91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2.0943951023932) translate (199.755cm 63.61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2.61799387799149) translate (194.416cm 61.849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2.61799387799149) translate (214.348cm 42.566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8.55176867374944E-017) rotate (2.61799387799149) translate (196.319cm 58.551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8.55176867374944E-017) rotate (2.61799387799149) translate (160.024cm 37.59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-3.14159265358979) translate (152.371cm 37.793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-3.14159265358979) translate (159.992cm 11.12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-3.14159265358979) translate (152.37cm 33.98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-3.14159265358979) translate (110.461cm 33.98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-2.61799387799149) translate (105.123cm 38.132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skewX (6.41400185858453E-017) rotate (-2.61799387799149) translate (98.39cm 11.22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2.61799387799149) translate (103.219cm 34.83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2.61799387799149) translate (66.924cm 55.78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skewX (8.55195571621731E-017) rotate (-2.0943951023932) translate (65.155cm 62.367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-2.0943951023932) translate (45.872cm 42.43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2.0943951023932) translate (61.857cm 60.46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2.0943951023932) translate (40.902cm 96.75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-1.5707963267949) translate (41.799cm 103.14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-1.5707963267949) translate (15.133cm 95.5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-1.5707963267949) translate (37.992cm 103.142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rotate (-1.5707963267949) translate (37.991cm 145.05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rotate (-1.0471975511966) translate (42.543cm 150.2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skewX (6.41400185858453E-017) rotate (-1.0471975511966) translate (15.639cm 157.027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1.0471975511966) translate (39.247cm 152.19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1.0471975511966) translate (60.2cm 188.49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5.72cm" svg:height="3.81cm" draw:transform="skewX (8.55195571621731E-017) rotate (-0.523598775598299) translate (65.524cm 190.03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0.96cm" svg:height="3.81cm" draw:transform="rotate (-0.523598775598299) translate (45.59cm 209.314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0.523598775598299) translate (63.621cm 193.328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22.86cm" draw:transform="skewX (-8.55176867374944E-017) rotate (-0.523598775598299) translate (99.914cm 214.284cm)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45.72cm" svg:height="3.81cm" svg:x="107.033cm" svg:y="136.6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0.96cm" svg:height="3.81cm" svg:x="99.413cm" svg:y="169.6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2.86cm" svg:x="107.033cm" svg:y="144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2.86cm" svg:x="148.943cm" svg:y="144.41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5.466cm" svg:height="17.399cm" svg:x="109.001cm" svg:y="176.543cm">
          <draw:text-box>
            <text:p text:style-name="P2"><text:span text:style-name="T1">Outer</text:span></text:p>
          </draw:text-box>
        </draw:frame>
        <draw:frame draw:style-name="gr4" draw:text-style-name="P3" draw:layer="layout" svg:width="45.466cm" svg:height="17.399cm" svg:x="109.001cm" svg:y="124.567cm">
          <draw:text-box>
            <text:p text:style-name="P2"><text:span text:style-name="T1">Inner</text:span></text:p>
          </draw:text-box>
        </draw:frame>
        <draw:frame draw:style-name="gr4" draw:text-style-name="P4" draw:layer="layout" svg:width="45.466cm" svg:height="17.399cm" draw:transform="rotate (1.5707963267949) translate (156.69cm 177.813cm)">
          <draw:text-box>
            <text:p text:style-name="P2"><text:span text:style-name="T2">Spacer</text:span></text:p>
          </draw:text-box>
        </draw:frame>
        <draw:frame draw:style-name="gr4" draw:text-style-name="P4" draw:layer="layout" svg:width="45.466cm" svg:height="17.399cm" draw:transform="rotate (1.5707963267949) translate (95.381cm 179.337cm)">
          <draw:text-box>
            <text:p text:style-name="P2"><text:span text:style-name="T2">Spacer</text:span></text:p>
          </draw:text-box>
        </draw:frame>
        <draw:custom-shape draw:style-name="gr5" draw:text-style-name="P5" draw:layer="layout" svg:width="180.34cm" svg:height="180.34cm" svg:x="39.342cm" svg:y="3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07.061cm" svg:height="67.197cm" svg:x="76.868cm" svg:y="56.211cm">
          <draw:text-box>
            <text:p><text:span text:style-name="T3"><text:s text:c="5"/></text:span><text:span text:style-name="T3">Number of Sides: 12</text:span></text:p>
            <text:p><text:span text:style-name="T3"><text:s text:c="10"/></text:span><text:span text:style-name="T3">Outer Side: 2'</text:span></text:p>
            <text:p><text:span text:style-name="T3"><text:s text:c="10"/></text:span><text:span text:style-name="T3">Inner Side: 1' 6"</text:span></text:p>
            <text:p><text:span text:style-name="T3"><text:s text:c="7"/></text:span><text:span text:style-name="T3">Spacer Length: 9"</text:span></text:p>
            <text:p><text:span text:style-name="T3"><text:s text:c="7"/></text:span><text:span text:style-name="T3">Spacer Offset: 3"</text:span></text:p>
            <text:p><text:span text:style-name="T3"><text:s text:c="7"/></text:span><text:span text:style-name="T3">Pile Diameter: 7' 8.7"</text:span></text:p>
            <text:p><text:span text:style-name="T3"><text:s text:c="6"/></text:span><text:span text:style-name="T3">Inner Diameter: 5' 11"</text:span></text:p>
            <text:p><text:span text:style-name="T3"><text:s text:c="8"/></text:span><text:span text:style-name="T3">Lumber Width: 1.5"</text:span></text:p>
            <text:p><text:span text:style-name="T3"><text:s text:c="5"/></text:span><text:span text:style-name="T3">Height per Cord: 2' 9"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9T10:51:25.010595427</meta:creation-date>
    <dc:date>2023-04-09T11:17:58.396388618</dc:date>
    <meta:editing-duration>PT4M8S</meta:editing-duration>
    <meta:editing-cycles>1</meta:editing-cycles>
    <meta:generator>LibreOffice/6.0.7.3$Linux_X86_64 LibreOffice_project/00m0$Build-3</meta:generator>
    <meta:document-statistic meta:object-count="70"/>
  </office:meta>
</office:document-meta>
</file>